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665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331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681cm" svg:x="3.54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6.08cm" svg:x2="6.08cm" svg:y2="18.78cm">
          <text:p/>
        </draw:line>
        <draw:line draw:style-name="gr2" draw:text-style-name="P1" draw:layer="layout" svg:x1="7.985cm" svg:y1="6.08cm" svg:x2="7.985cm" svg:y2="18.78cm">
          <text:p/>
        </draw:line>
        <draw:line draw:style-name="gr2" draw:text-style-name="P1" draw:layer="layout" svg:x1="11.795cm" svg:y1="6.08cm" svg:x2="11.795cm" svg:y2="18.78cm">
          <text:p/>
        </draw:line>
        <draw:line draw:style-name="gr2" draw:text-style-name="P1" draw:layer="layout" svg:x1="13.7cm" svg:y1="6.08cm" svg:x2="13.7cm" svg:y2="18.78cm">
          <text:p/>
        </draw:line>
        <draw:line draw:style-name="gr2" draw:text-style-name="P1" draw:layer="layout" svg:x1="16.24cm" svg:y1="14.97cm" svg:x2="3.543cm" svg:y2="14.97cm">
          <text:p/>
        </draw:line>
        <draw:line draw:style-name="gr2" draw:text-style-name="P1" draw:layer="layout" svg:x1="16.24cm" svg:y1="9.89cm" svg:x2="3.543cm" svg:y2="9.89cm">
          <text:p/>
        </draw:line>
        <draw:line draw:style-name="gr2" draw:text-style-name="P1" draw:layer="layout" svg:x1="6.08cm" svg:y1="14.97cm" svg:x2="7.985cm" svg:y2="9.89cm">
          <text:p/>
        </draw:line>
        <draw:line draw:style-name="gr2" draw:text-style-name="P1" draw:layer="layout" svg:x1="7.985cm" svg:y1="9.89cm" svg:x2="11.795cm" svg:y2="14.97cm">
          <text:p/>
        </draw:line>
        <draw:line draw:style-name="gr2" draw:text-style-name="P1" draw:layer="layout" svg:x1="13.7cm" svg:y1="9.89cm" svg:x2="11.795cm" svg:y2="14.97cm">
          <text:p/>
        </draw:line>
        <draw:frame draw:style-name="gr3" draw:layer="layout" svg:width="1.651cm" svg:height="1.266cm" svg:x="1.254cm" svg:y="16.244cm">
          <draw:text-box>
            <text:p>(10)</text:p>
          </draw:text-box>
        </draw:frame>
        <draw:frame draw:style-name="gr4" draw:layer="layout" svg:width="1.651cm" svg:height="1.143cm" svg:x="1.254cm" svg:y="9.954cm">
          <draw:text-box>
            <text:p>(10)</text:p>
          </draw:text-box>
        </draw:frame>
        <draw:custom-shape draw:style-name="gr5" draw:text-style-name="P1" draw:layer="layout" svg:width="0.508cm" svg:height="8.89cm" svg:x="2.905cm" svg:y="6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508cm" svg:height="3.81cm" svg:x="2.905cm" svg:y="14.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2.54cm" draw:transform="rotate (1.5707963267949) translate (3.54cm 5.8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1.905cm" draw:transform="rotate (1.5707963267949) translate (6.08cm 5.8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3.81cm" draw:transform="rotate (1.5707963267949) translate (7.985cm 5.8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1.905cm" draw:transform="rotate (1.5707963267949) translate (11.795cm 5.8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2.54cm" draw:transform="rotate (1.5707963267949) translate (13.7cm 5.82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1.397cm" svg:height="1.393cm" svg:x="4.175cm" svg:y="4.021cm">
          <draw:text-box>
            <text:p>(4)</text:p>
          </draw:text-box>
        </draw:frame>
        <draw:frame draw:style-name="gr7" draw:layer="layout" svg:width="1.397cm" svg:height="1.139cm" svg:x="6.461cm" svg:y="4.052cm">
          <draw:text-box>
            <text:p>(3)</text:p>
          </draw:text-box>
        </draw:frame>
        <draw:frame draw:style-name="gr4" draw:layer="layout" svg:width="1.397cm" svg:height="1.143cm" svg:x="9.209cm" svg:y="4.048cm">
          <draw:text-box>
            <text:p>(6)</text:p>
          </draw:text-box>
        </draw:frame>
        <draw:frame draw:style-name="gr8" draw:layer="layout" svg:width="1.396cm" svg:height="0.962cm" svg:x="4.176cm" svg:y="4.022cm">
          <draw:text-box>
            <text:p>(4)</text:p>
          </draw:text-box>
        </draw:frame>
        <draw:frame draw:style-name="gr7" draw:layer="layout" svg:width="1.397cm" svg:height="1.139cm" svg:x="6.461cm" svg:y="4.052cm">
          <draw:text-box>
            <text:p>(3)</text:p>
          </draw:text-box>
        </draw:frame>
        <draw:frame draw:style-name="gr6" draw:layer="layout" svg:width="1.397cm" svg:height="1.393cm" svg:x="14.341cm" svg:y="4.004cm">
          <draw:text-box>
            <text:p>(4)</text:p>
          </draw:text-box>
        </draw:frame>
        <draw:frame draw:style-name="gr7" draw:layer="layout" svg:width="1.397cm" svg:height="1.139cm" svg:x="12.13cm" svg:y="4.021cm">
          <draw:text-box>
            <text:p>(3)</text:p>
          </draw:text-box>
        </draw:frame>
        <draw:custom-shape draw:style-name="gr5" draw:text-style-name="P1" draw:layer="layout" svg:width="0.508cm" svg:height="3.81cm" svg:x="16.521cm" svg:y="14.97cm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508cm" svg:height="5.08cm" svg:x="16.44cm" svg:y="9.89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508cm" svg:height="3.81cm" svg:x="16.44cm" svg:y="6.08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1.824cm" svg:height="0.962cm" svg:x="16.956cm" svg:y="11.94cm">
          <draw:text-box>
            <text:p><text:span text:style-name="T1">1-2α</text:span></text:p>
          </draw:text-box>
        </draw:frame>
        <draw:custom-shape draw:style-name="gr5" draw:text-style-name="P1" draw:layer="layout" svg:width="0.508cm" svg:height="3.81cm" svg:x="2.904cm" svg:y="14.9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0.889cm" svg:height="0.962cm" svg:x="16.929cm" svg:y="7.504cm">
          <draw:text-box>
            <text:p><text:span text:style-name="T1">α</text:span></text:p>
          </draw:text-box>
        </draw:frame>
        <draw:frame draw:style-name="gr9" draw:layer="layout" svg:width="0.889cm" svg:height="0.962cm" svg:x="16.983cm" svg:y="16.388cm">
          <draw:text-box>
            <text:p><text:span text:style-name="T1">α</text:span></text:p>
          </draw:text-box>
        </draw:frame>
        <draw:custom-shape draw:style-name="gr5" draw:text-style-name="P1" draw:layer="layout" svg:width="0.635cm" svg:height="2.54cm" draw:transform="rotate (1.5707963267949) translate (3.54cm 19.614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1.905cm" draw:transform="rotate (1.5707963267949) translate (11.794cm 19.669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3.81cm" draw:transform="rotate (1.5707963267949) translate (7.985cm 19.669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1.905cm" draw:transform="rotate (1.5707963267949) translate (6.079cm 19.669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635cm" svg:height="2.54cm" draw:transform="rotate (1.5707963267949) translate (13.7cm 19.669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59.51193912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1.397cm" svg:height="0.962cm" svg:x="4.1cm" svg:y="19.596cm">
          <draw:text-box>
            <text:p>0.2</text:p>
          </draw:text-box>
        </draw:frame>
        <draw:frame draw:style-name="gr11" draw:layer="layout" svg:width="1.778cm" svg:height="1.016cm" svg:x="6.14cm" svg:y="19.596cm">
          <draw:text-box>
            <text:p>0.15</text:p>
          </draw:text-box>
        </draw:frame>
        <draw:frame draw:style-name="gr12" draw:layer="layout" svg:width="1.397cm" svg:height="0.962cm" svg:x="9.184cm" svg:y="19.581cm">
          <draw:text-box>
            <text:p>0.3</text:p>
          </draw:text-box>
        </draw:frame>
        <draw:frame draw:style-name="gr11" draw:layer="layout" svg:width="1.778cm" svg:height="1.016cm" svg:x="11.837cm" svg:y="19.6cm">
          <draw:text-box>
            <text:p>0.15</text:p>
          </draw:text-box>
        </draw:frame>
        <draw:frame draw:style-name="gr10" draw:layer="layout" svg:width="1.397cm" svg:height="0.962cm" svg:x="14.264cm" svg:y="19.596cm">
          <draw:text-box>
            <text:p>0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3-01-24T16:14:46</meta:creation-date>
    <dc:date>2013-01-25T09:15:57</dc:date>
    <dc:creator>Bruno Turcksin</dc:creator>
    <meta:editing-duration>PT16H52M58S</meta:editing-duration>
    <meta:editing-cycles>5</meta:editing-cycles>
    <meta:generator>LibreOffice/3.5$Linux_X86_64 LibreOffice_project/350m1$Build-2</meta:generator>
    <meta:document-statistic meta:object-count="43"/>
  </office:meta>
</office:document-meta>
</file>